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3.7799in"/>
    </style:style>
    <style:style style:name="co3" style:family="table-column">
      <style:table-column-properties fo:break-before="auto" style:column-width="2.3429in"/>
    </style:style>
    <style:style style:name="co4" style:family="table-column">
      <style:table-column-properties fo:break-before="auto" style:column-width="2.016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ta1" style:family="table" style:master-page-name="PageStyle_5f_memberships_5f_8ffebd3a6c22a25726d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memberships_8ffebd3a6c22a25726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table:number-columns-repeated="1013"/>
        </table:table-row>
        <table:table-row table:style-name="ro1">
          <table:table-cell office:value-type="string">
            <text:p>Mary Ann</text:p>
          </table:table-cell>
          <table:table-cell office:value-type="string">
            <text:p>Wells</text:p>
          </table:table-cell>
          <table:table-cell office:value-type="string">
            <text:p>Individual Member w/ Insurance (Old Type)</text:p>
          </table:table-cell>
          <table:table-cell office:value-type="string">
            <text:p>6421 St. Rt. 758</text:p>
          </table:table-cell>
          <table:table-cell office:value-type="string">
            <text:p>Sturgis</text:p>
          </table:table-cell>
          <table:table-cell office:value-type="string">
            <text:p>KY</text:p>
          </table:table-cell>
          <table:table-cell office:value-type="float" office:value="42459">
            <text:p>42459</text:p>
          </table:table-cell>
          <table:table-cell office:value-type="string">
            <text:p>Union</text:p>
          </table:table-cell>
          <table:table-cell office:value-type="string">
            <text:p>(270) 333-5338</text:p>
          </table:table-cell>
          <table:table-cell office:value-type="string">
            <text:p>mawells@connectgradd.net</text:p>
          </table:table-cell>
          <table:table-cell table:number-columns-repeated="1014"/>
        </table:table-row>
        <table:table-row table:style-name="ro1">
          <table:table-cell office:value-type="string">
            <text:p>Sally</text:p>
          </table:table-cell>
          <table:table-cell office:value-type="string">
            <text:p>Test</text:p>
          </table:table-cell>
          <table:table-cell office:value-type="string">
            <text:p>Horse Rescue Membership</text:p>
          </table:table-cell>
          <table:table-cell office:value-type="string">
            <text:p>1234 Test Road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1">
            <text:p>40511</text:p>
          </table:table-cell>
          <table:table-cell office:value-type="string">
            <text:p>Fayette</text:p>
          </table:table-cell>
          <table:table-cell office:value-type="string">
            <text:p>(859) 367-0509</text:p>
          </table:table-cell>
          <table:table-cell office:value-type="string">
            <text:p>sally@test.com</text:p>
          </table:table-cell>
          <table:table-cell table:number-columns-repeated="1014"/>
        </table:table-row>
        <table:table-row table:style-name="ro1">
          <table:table-cell office:value-type="string">
            <text:p>Cynthia</text:p>
          </table:table-cell>
          <table:table-cell office:value-type="string">
            <text:p>Kulfan</text:p>
          </table:table-cell>
          <table:table-cell office:value-type="string">
            <text:p>Individual Membership</text:p>
          </table:table-cell>
          <table:table-cell office:value-type="string">
            <text:p>11605 Nansemond Dr.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45">
            <text:p>40245</text:p>
          </table:table-cell>
          <table:table-cell office:value-type="string">
            <text:p>Jefferson</text:p>
          </table:table-cell>
          <table:table-cell office:value-type="string">
            <text:p>(502) 794-0769</text:p>
          </table:table-cell>
          <table:table-cell office:value-type="string">
            <text:p>vesta910@yahoo.com</text:p>
          </table:table-cell>
          <table:table-cell table:number-columns-repeated="1014"/>
        </table:table-row>
        <table:table-row table:style-name="ro1">
          <table:table-cell office:value-type="string">
            <text:p>Peggy</text:p>
          </table:table-cell>
          <table:table-cell office:value-type="string">
            <text:p>Entrekin</text:p>
          </table:table-cell>
          <table:table-cell office:value-type="string">
            <text:p>Individual Member w/ Insurance (Old Type)</text:p>
          </table:table-cell>
          <table:table-cell office:value-type="string">
            <text:p>9125 Clifton Rd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859) 312-0471</text:p>
          </table:table-cell>
          <table:table-cell office:value-type="string">
            <text:p>Peggy0471@gmail.com</text:p>
          </table:table-cell>
          <table:table-cell table:number-columns-repeated="1014"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rolund</text:p>
          </table:table-cell>
          <table:table-cell office:value-type="string">
            <text:p>Individual Member w/ Insurance (Old Type)</text:p>
          </table:table-cell>
          <table:table-cell office:value-type="string">
            <text:p>791 Piney Grove Rd</text:p>
          </table:table-cell>
          <table:table-cell office:value-type="string">
            <text:p>Franklin</text:p>
          </table:table-cell>
          <table:table-cell office:value-type="string">
            <text:p>NC</text:p>
          </table:table-cell>
          <table:table-cell office:value-type="float" office:value="28734">
            <text:p>28734</text:p>
          </table:table-cell>
          <table:table-cell table:number-columns-repeated="2"/>
          <table:table-cell office:value-type="string">
            <text:p>chris@frolund.com</text:p>
          </table:table-cell>
          <table:table-cell table:number-columns-repeated="1014"/>
        </table:table-row>
        <table:table-row table:style-name="ro2">
          <table:table-cell office:value-type="string">
            <text:p>Leslie</text:p>
          </table:table-cell>
          <table:table-cell office:value-type="string">
            <text:p>Perry-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6252 US Highway 68</text:p>
          </table:table-cell>
          <table:table-cell office:value-type="string">
            <text:p>Maysville</text:p>
          </table:table-cell>
          <table:table-cell office:value-type="string">
            <text:p>KY</text:p>
          </table:table-cell>
          <table:table-cell office:value-type="float" office:value="41056">
            <text:p>41056</text:p>
          </table:table-cell>
          <table:table-cell table:style-name="ce1" office:value-type="string">
            <text:p/>
            <text:p/>
            <text:p>Mason</text:p>
          </table:table-cell>
          <table:table-cell office:value-type="string">
            <text:p>(606) 776-5855</text:p>
          </table:table-cell>
          <table:table-cell office:value-type="string">
            <text:p>lrp_15@hotmail.com</text:p>
          </table:table-cell>
          <table:table-cell table:number-columns-repeated="1014"/>
        </table:table-row>
        <table:table-row table:style-name="ro1">
          <table:table-cell office:value-type="string">
            <text:p>Philip</text:p>
          </table:table-cell>
          <table:table-cell office:value-type="string">
            <text:p>Sims</text:p>
          </table:table-cell>
          <table:table-cell office:value-type="string">
            <text:p>Individual Member w/ Insurance (Old Type)</text:p>
          </table:table-cell>
          <table:table-cell office:value-type="string">
            <text:p>2000 Stamping Ground Rd.</text:p>
          </table:table-cell>
          <table:table-cell office:value-type="string">
            <text:p>Georgetown</text:p>
          </table:table-cell>
          <table:table-cell office:value-type="string">
            <text:p>Kentucky</text:p>
          </table:table-cell>
          <table:table-cell office:value-type="float" office:value="40324">
            <text:p>40324</text:p>
          </table:table-cell>
          <table:table-cell office:value-type="string">
            <text:p>Scott</text:p>
          </table:table-cell>
          <table:table-cell office:value-type="string">
            <text:p>(859) 983-4621</text:p>
          </table:table-cell>
          <table:table-cell office:value-type="string">
            <text:p>simsx4@bellsouth.net</text:p>
          </table:table-cell>
          <table:table-cell table:number-columns-repeated="1014"/>
        </table:table-row>
        <table:table-row table:style-name="ro1">
          <table:table-cell office:value-type="string">
            <text:p>Edward &amp; Lucinda</text:p>
          </table:table-cell>
          <table:table-cell office:value-type="string">
            <text:p>Martin</text:p>
          </table:table-cell>
          <table:table-cell office:value-type="string">
            <text:p>Family Members w/ Insurance (Old Type)</text:p>
          </table:table-cell>
          <table:table-cell office:value-type="string">
            <text:p>2364 Grandview Rd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 office:value-type="string">
            <text:p>(859) 635-7084</text:p>
          </table:table-cell>
          <table:table-cell office:value-type="string">
            <text:p>woomar@fuse.net</text:p>
          </table:table-cell>
          <table:table-cell table:number-columns-repeated="1014"/>
        </table:table-row>
        <table:table-row table:style-name="ro1">
          <table:table-cell office:value-type="string">
            <text:p>Nina</text:p>
          </table:table-cell>
          <table:table-cell office:value-type="string">
            <text:p>Morris</text:p>
          </table:table-cell>
          <table:table-cell office:value-type="string">
            <text:p>Individual Member w/ Insurance (Old Type)</text:p>
          </table:table-cell>
          <table:table-cell office:value-type="string">
            <text:p>10920 Cedar Creek Rd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29">
            <text:p>40229</text:p>
          </table:table-cell>
          <table:table-cell office:value-type="string">
            <text:p>Jefferson</text:p>
          </table:table-cell>
          <table:table-cell office:value-type="string">
            <text:p>502-239-6782</text:p>
          </table:table-cell>
          <table:table-cell office:value-type="string">
            <text:p>gnmorrisjd@bellsouth.net</text:p>
          </table:table-cell>
          <table:table-cell table:number-columns-repeated="1014"/>
        </table:table-row>
        <table:table-row table:style-name="ro2">
          <table:table-cell office:value-type="string">
            <text:p>Renee</text:p>
          </table:table-cell>
          <table:table-cell office:value-type="string">
            <text:p>Roberts</text:p>
          </table:table-cell>
          <table:table-cell office:value-type="string">
            <text:p>Family Members w/ Insurance (Old Type)</text:p>
          </table:table-cell>
          <table:table-cell office:value-type="string">
            <text:p>4058 Long Lick Pike</text:p>
          </table:table-cell>
          <table:table-cell office:value-type="string">
            <text:p>Stamping Ground</text:p>
          </table:table-cell>
          <table:table-cell office:value-type="string">
            <text:p>KY</text:p>
          </table:table-cell>
          <table:table-cell office:value-type="float" office:value="40379">
            <text:p>40379</text:p>
          </table:table-cell>
          <table:table-cell table:style-name="ce1" office:value-type="string">
            <text:p/>
            <text:p/>
            <text:p>Scott</text:p>
          </table:table-cell>
          <table:table-cell office:value-type="string">
            <text:p>(859) 608-1549</text:p>
          </table:table-cell>
          <table:table-cell office:value-type="string">
            <text:p>renee@gtown.org</text:p>
          </table:table-cell>
          <table:table-cell table:number-columns-repeated="1014"/>
        </table:table-row>
        <table:table-row table:style-name="ro1">
          <table:table-cell office:value-type="string">
            <text:p>Cathrin</text:p>
          </table:table-cell>
          <table:table-cell office:value-type="string">
            <text:p>Walker</text:p>
          </table:table-cell>
          <table:table-cell office:value-type="string">
            <text:p>Youth &amp; College Students</text:p>
          </table:table-cell>
          <table:table-cell office:value-type="string">
            <text:p>339 Iron Works Road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361-3683</text:p>
          </table:table-cell>
          <table:table-cell office:value-type="string">
            <text:p>lufteplong@gmail.com</text:p>
          </table:table-cell>
          <table:table-cell table:number-columns-repeated="1014"/>
        </table:table-row>
        <table:table-row table:style-name="ro2">
          <table:table-cell office:value-type="string">
            <text:p>Jan</text:p>
          </table:table-cell>
          <table:table-cell office:value-type="string">
            <text:p>Weber</text:p>
          </table:table-cell>
          <table:table-cell office:value-type="string">
            <text:p>Farm Membership: Small - Less Than 15 Employees</text:p>
          </table:table-cell>
          <table:table-cell office:value-type="string">
            <text:p>339 Iron Works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table:style-name="ce1" office:value-type="string">
            <text:p/>
            <text:p/>
            <text:p>Bourbon</text:p>
          </table:table-cell>
          <table:table-cell office:value-type="string">
            <text:p>(859) 987-4654</text:p>
          </table:table-cell>
          <table:table-cell office:value-type="string">
            <text:p>janmweber@gmail.com</text:p>
          </table:table-cell>
          <table:table-cell table:number-columns-repeated="1014"/>
        </table:table-row>
        <table:table-row table:style-name="ro1">
          <table:table-cell office:value-type="string">
            <text:p>Mark</text:p>
          </table:table-cell>
          <table:table-cell office:value-type="string">
            <text:p>Conley</text:p>
          </table:table-cell>
          <table:table-cell office:value-type="string">
            <text:p>Individual Member w/ Insurance (Old Type)</text:p>
          </table:table-cell>
          <table:table-cell office:value-type="string">
            <text:p>PO Box 23</text:p>
          </table:table-cell>
          <table:table-cell office:value-type="string">
            <text:p>Mousie</text:p>
          </table:table-cell>
          <table:table-cell office:value-type="string">
            <text:p>KY</text:p>
          </table:table-cell>
          <table:table-cell office:value-type="float" office:value="41839">
            <text:p>41839</text:p>
          </table:table-cell>
          <table:table-cell office:value-type="string">
            <text:p>Knott</text:p>
          </table:table-cell>
          <table:table-cell table:number-columns-repeated="1016"/>
        </table:table-row>
        <table:table-row table:style-name="ro1">
          <table:table-cell office:value-type="string">
            <text:p>Rit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881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1">
          <table:table-cell office:value-type="string">
            <text:p>Fred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903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1">
          <table:table-cell office:value-type="string">
            <text:p>Erin</text:p>
          </table:table-cell>
          <table:table-cell office:value-type="string">
            <text:p>Perdue</text:p>
          </table:table-cell>
          <table:table-cell office:value-type="string">
            <text:p>Individual Member w/ Insurance (Old Type)</text:p>
          </table:table-cell>
          <table:table-cell office:value-type="string">
            <text:p>150 See Road</text:p>
          </table:table-cell>
          <table:table-cell office:value-type="string">
            <text:p>Carlisle</text:p>
          </table:table-cell>
          <table:table-cell office:value-type="string">
            <text:p>KY</text:p>
          </table:table-cell>
          <table:table-cell office:value-type="float" office:value="40311">
            <text:p>40311</text:p>
          </table:table-cell>
          <table:table-cell office:value-type="string">
            <text:p>Nicholas</text:p>
          </table:table-cell>
          <table:table-cell/>
          <table:table-cell office:value-type="string">
            <text:p>horsinaround@bellsouth.net</text:p>
          </table:table-cell>
          <table:table-cell table:number-columns-repeated="1014"/>
        </table:table-row>
        <table:table-row table:style-name="ro1">
          <table:table-cell office:value-type="string">
            <text:p>Ginger</text:p>
          </table:table-cell>
          <table:table-cell office:value-type="string">
            <text:p>Sanders</text:p>
          </table:table-cell>
          <table:table-cell office:value-type="string">
            <text:p>Farm Membership: Small - Less Than 15 Employees</text:p>
          </table:table-cell>
          <table:table-cell office:value-type="string">
            <text:p>1026 Anderson City Road</text:p>
          </table:table-cell>
          <table:table-cell office:value-type="string">
            <text:p>Lawrenceburg</text:p>
          </table:table-cell>
          <table:table-cell office:value-type="string">
            <text:p>KY</text:p>
          </table:table-cell>
          <table:table-cell office:value-type="float" office:value="40342">
            <text:p>40342</text:p>
          </table:table-cell>
          <table:table-cell office:value-type="string">
            <text:p>Anderson</text:p>
          </table:table-cell>
          <table:table-cell office:value-type="string">
            <text:p>(859) 433-6491</text:p>
          </table:table-cell>
          <table:table-cell office:value-type="string">
            <text:p>gingers@sascoatings.com</text:p>
          </table:table-cell>
          <table:table-cell office:value-type="string">
            <text:p>http://www.sasglobal.com</text:p>
          </table:table-cell>
          <table:table-cell table:number-columns-repeated="1013"/>
        </table:table-row>
        <table:table-row table:style-name="ro1">
          <table:table-cell office:value-type="string">
            <text:p>Angela</text:p>
          </table:table-cell>
          <table:table-cell office:value-type="string">
            <text:p>Spiers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2590 Jacks Creek Pike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5">
            <text:p>40515</text:p>
          </table:table-cell>
          <table:table-cell office:value-type="string">
            <text:p>Fayette</text:p>
          </table:table-cell>
          <table:table-cell office:value-type="string">
            <text:p>(859) 948-8644</text:p>
          </table:table-cell>
          <table:table-cell office:value-type="string">
            <text:p>spiers.angela@gmail.com</text:p>
          </table:table-cell>
          <table:table-cell table:number-columns-repeated="1014"/>
        </table:table-row>
        <table:table-row table:style-name="ro1">
          <table:table-cell office:value-type="string">
            <text:p>Carol &amp; Jeff</text:p>
          </table:table-cell>
          <table:table-cell office:value-type="string">
            <text:p>Sole</text:p>
          </table:table-cell>
          <table:table-cell office:value-type="string">
            <text:p>Family Members w/ Insurance (Old Type)</text:p>
          </table:table-cell>
          <table:table-cell office:value-type="string">
            <text:p>139 Stockton Rd.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502) 545-0850</text:p>
          </table:table-cell>
          <table:table-cell office:value-type="string">
            <text:p>kysoles@hughes.net</text:p>
          </table:table-cell>
          <table:table-cell table:number-columns-repeated="1014"/>
        </table:table-row>
        <table:table-row table:style-name="ro1">
          <table:table-cell office:value-type="string">
            <text:p>Deborah</text:p>
          </table:table-cell>
          <table:table-cell office:value-type="string">
            <text:p>Klinkner</text:p>
          </table:table-cell>
          <table:table-cell office:value-type="string">
            <text:p>Individual Membership</text:p>
          </table:table-cell>
          <table:table-cell office:value-type="string">
            <text:p>987 Curry Pike</text:p>
          </table:table-cell>
          <table:table-cell office:value-type="string">
            <text:p>Harrodsburg</text:p>
          </table:table-cell>
          <table:table-cell office:value-type="string">
            <text:p>KY</text:p>
          </table:table-cell>
          <table:table-cell office:value-type="float" office:value="40330">
            <text:p>40330</text:p>
          </table:table-cell>
          <table:table-cell office:value-type="string">
            <text:p>Mercer</text:p>
          </table:table-cell>
          <table:table-cell office:value-type="string">
            <text:p>(661) 917-8198</text:p>
          </table:table-cell>
          <table:table-cell office:value-type="string">
            <text:p>eskielover@burginwireless.com</text:p>
          </table:table-cell>
          <table:table-cell table:number-columns-repeated="1014"/>
        </table:table-row>
        <table:table-row table:style-name="ro1">
          <table:table-cell office:value-type="string">
            <text:p>Arnold</text:p>
          </table:table-cell>
          <table:table-cell office:value-type="string">
            <text:p>Kirkpatrick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P. O. Box 580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88">
            <text:p>40588</text:p>
          </table:table-cell>
          <table:table-cell office:value-type="string">
            <text:p>Fayette</text:p>
          </table:table-cell>
          <table:table-cell office:value-type="string">
            <text:p>(859) 231-8444</text:p>
          </table:table-cell>
          <table:table-cell office:value-type="string">
            <text:p>Arnold@Kirkfarms.com</text:p>
          </table:table-cell>
          <table:table-cell office:value-type="string">
            <text:p>http://Kirkfarms.com</text:p>
          </table:table-cell>
          <table:table-cell table:number-columns-repeated="1013"/>
        </table:table-row>
        <table:table-row table:style-name="ro1">
          <table:table-cell office:value-type="string">
            <text:p>Leah</text:p>
          </table:table-cell>
          <table:table-cell office:value-type="string">
            <text:p>Sheldon</text:p>
          </table:table-cell>
          <table:table-cell office:value-type="string">
            <text:p>Youth &amp; College Students</text:p>
          </table:table-cell>
          <table:table-cell office:value-type="string">
            <text:p>1 Macklem Drive</text:p>
          </table:table-cell>
          <table:table-cell office:value-type="string">
            <text:p>Wilmore</text:p>
          </table:table-cell>
          <table:table-cell office:value-type="string">
            <text:p>KY</text:p>
          </table:table-cell>
          <table:table-cell office:value-type="float" office:value="40390">
            <text:p>40390</text:p>
          </table:table-cell>
          <table:table-cell office:value-type="string">
            <text:p>Jessamine</text:p>
          </table:table-cell>
          <table:table-cell/>
          <table:table-cell office:value-type="string">
            <text:p>leah.sheldon@asbury.edu</text:p>
          </table:table-cell>
          <table:table-cell table:number-columns-repeated="1014"/>
        </table:table-row>
        <table:table-row table:style-name="ro1">
          <table:table-cell office:value-type="string">
            <text:p>Bryan</text:p>
          </table:table-cell>
          <table:table-cell office:value-type="string">
            <text:p>Kellermann</text:p>
          </table:table-cell>
          <table:table-cell office:value-type="string">
            <text:p>Family Members w/ Insurance (Old Type)</text:p>
          </table:table-cell>
          <table:table-cell office:value-type="string">
            <text:p>3778 New Richmond Rd.</text:p>
          </table:table-cell>
          <table:table-cell office:value-type="string">
            <text:p>California</text:p>
          </table:table-cell>
          <table:table-cell office:value-type="string">
            <text:p>KY</text:p>
          </table:table-cell>
          <table:table-cell office:value-type="float" office:value="41007">
            <text:p>41007</text:p>
          </table:table-cell>
          <table:table-cell office:value-type="string">
            <text:p>Campbell</text:p>
          </table:table-cell>
          <table:table-cell office:value-type="string">
            <text:p>(859) 991-6102</text:p>
          </table:table-cell>
          <table:table-cell office:value-type="string">
            <text:p>bkellermann@fuse.net</text:p>
          </table:table-cell>
          <table:table-cell table:number-columns-repeated="1014"/>
        </table:table-row>
        <table:table-row table:style-name="ro1">
          <table:table-cell office:value-type="string">
            <text:p>Charles &amp; Patricia</text:p>
          </table:table-cell>
          <table:table-cell office:value-type="string">
            <text:p>Parker</text:p>
          </table:table-cell>
          <table:table-cell office:value-type="string">
            <text:p>Family Members w/ Insurance (Old Type)</text:p>
          </table:table-cell>
          <table:table-cell office:value-type="string">
            <text:p>6212 Mary Ingles Hwy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/>
          <table:table-cell office:value-type="string">
            <text:p>ccp2468@aol.com</text:p>
          </table:table-cell>
          <table:table-cell table:number-columns-repeated="1014"/>
        </table:table-row>
        <table:table-row table:style-name="ro1">
          <table:table-cell office:value-type="string">
            <text:p>Beth &amp; Bruno</text:p>
          </table:table-cell>
          <table:table-cell office:value-type="string">
            <text:p>Lanman</text:p>
          </table:table-cell>
          <table:table-cell office:value-type="string">
            <text:p>Family Members w/ Insurance (Old Type)</text:p>
          </table:table-cell>
          <table:table-cell office:value-type="string">
            <text:p>952 Spring St.</text:p>
          </table:table-cell>
          <table:table-cell office:value-type="string">
            <text:p>Covington</text:p>
          </table:table-cell>
          <table:table-cell office:value-type="string">
            <text:p>KY</text:p>
          </table:table-cell>
          <table:table-cell office:value-type="float" office:value="41016">
            <text:p>41016</text:p>
          </table:table-cell>
          <table:table-cell office:value-type="string">
            <text:p>Kenton</text:p>
          </table:table-cell>
          <table:table-cell/>
          <table:table-cell office:value-type="string">
            <text:p>giddyup2@gmail.com</text:p>
          </table:table-cell>
          <table:table-cell table:number-columns-repeated="1014"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ahne</text:p>
          </table:table-cell>
          <table:table-cell office:value-type="string">
            <text:p>Individual Member w/ Insurance (Old Type)</text:p>
          </table:table-cell>
          <table:table-cell office:value-type="string">
            <text:p>1654 Suzanne Dr.</text:p>
          </table:table-cell>
          <table:table-cell office:value-type="string">
            <text:p>West Chester</text:p>
          </table:table-cell>
          <table:table-cell office:value-type="string">
            <text:p>PA</text:p>
          </table:table-cell>
          <table:table-cell office:value-type="float" office:value="19380">
            <text:p>19380</text:p>
          </table:table-cell>
          <table:table-cell table:number-columns-repeated="2"/>
          <table:table-cell office:value-type="string">
            <text:p>slewbee@comcast.net</text:p>
          </table:table-cell>
          <table:table-cell table:number-columns-repeated="1014"/>
        </table:table-row>
        <table:table-row table:style-name="ro1">
          <table:table-cell office:value-type="string">
            <text:p>Joia</text:p>
          </table:table-cell>
          <table:table-cell office:value-type="string">
            <text:p>Wolfe</text:p>
          </table:table-cell>
          <table:table-cell office:value-type="string">
            <text:p>Individual Member w/ Insurance (Old Type)</text:p>
          </table:table-cell>
          <table:table-cell office:value-type="string">
            <text:p>1892 Poplar Ridge Rd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 office:value-type="string">
            <text:p>(859) 635-3163</text:p>
          </table:table-cell>
          <table:table-cell table:number-columns-repeated="1015"/>
        </table:table-row>
        <table:table-row table:style-name="ro1">
          <table:table-cell office:value-type="string">
            <text:p>David &amp; Patti</text:p>
          </table:table-cell>
          <table:table-cell office:value-type="string">
            <text:p>Rust</text:p>
          </table:table-cell>
          <table:table-cell office:value-type="string">
            <text:p>Family Members w/ Insurance (Old Type)</text:p>
          </table:table-cell>
          <table:table-cell office:value-type="string">
            <text:p>5958 Crystal View</text:p>
          </table:table-cell>
          <table:table-cell office:value-type="string">
            <text:p>Cold Spring</text:p>
          </table:table-cell>
          <table:table-cell office:value-type="string">
            <text:p>KY</text:p>
          </table:table-cell>
          <table:table-cell office:value-type="float" office:value="41076">
            <text:p>41076</text:p>
          </table:table-cell>
          <table:table-cell office:value-type="string">
            <text:p>Campbell</text:p>
          </table:table-cell>
          <table:table-cell/>
          <table:table-cell office:value-type="string">
            <text:p>d.rust@insightbb.com</text:p>
          </table:table-cell>
          <table:table-cell table:number-columns-repeated="1014"/>
        </table:table-row>
        <table:table-row table:style-name="ro1">
          <table:table-cell office:value-type="string">
            <text:p>Joan</text:p>
          </table:table-cell>
          <table:table-cell office:value-type="string">
            <text:p>Gray</text:p>
          </table:table-cell>
          <table:table-cell office:value-type="string">
            <text:p>Individual Member w/ Insurance (Old Type)</text:p>
          </table:table-cell>
          <table:table-cell office:value-type="string">
            <text:p>25924 Sawden Ridge Rd</text:p>
          </table:table-cell>
          <table:table-cell office:value-type="string">
            <text:p>Gulford</text:p>
          </table:table-cell>
          <table:table-cell office:value-type="string">
            <text:p>IN</text:p>
          </table:table-cell>
          <table:table-cell office:value-type="float" office:value="47022">
            <text:p>47022</text:p>
          </table:table-cell>
          <table:table-cell table:number-columns-repeated="2"/>
          <table:table-cell office:value-type="string">
            <text:p>jwpequines@aol.com</text:p>
          </table:table-cell>
          <table:table-cell table:number-columns-repeated="1014"/>
        </table:table-row>
        <table:table-row table:style-name="ro1">
          <table:table-cell office:value-type="string">
            <text:p>Monica</text:p>
          </table:table-cell>
          <table:table-cell office:value-type="string">
            <text:p>Egger</text:p>
          </table:table-cell>
          <table:table-cell office:value-type="string">
            <text:p>Individual Member w/ Insurance (Old Type)</text:p>
          </table:table-cell>
          <table:table-cell office:value-type="string">
            <text:p>1755 Bracht Piner Rd</text:p>
          </table:table-cell>
          <table:table-cell office:value-type="string">
            <text:p>Morning View</text:p>
          </table:table-cell>
          <table:table-cell office:value-type="string">
            <text:p>KY</text:p>
          </table:table-cell>
          <table:table-cell office:value-type="float" office:value="41063">
            <text:p>41063</text:p>
          </table:table-cell>
          <table:table-cell office:value-type="string">
            <text:p>Kenton</text:p>
          </table:table-cell>
          <table:table-cell office:value-type="string">
            <text:p>(859) 356-5597</text:p>
          </table:table-cell>
          <table:table-cell office:value-type="string">
            <text:p>monica.egger@yahoo.com</text:p>
          </table:table-cell>
          <table:table-cell table:number-columns-repeated="1014"/>
        </table:table-row>
        <table:table-row table:style-name="ro1">
          <table:table-cell office:value-type="string">
            <text:p>Dan &amp; Cathy</text:p>
          </table:table-cell>
          <table:table-cell office:value-type="string">
            <text:p>Feldmann</text:p>
          </table:table-cell>
          <table:table-cell office:value-type="string">
            <text:p>Family Members w/ Insurance (Old Type)</text:p>
          </table:table-cell>
          <table:table-cell office:value-type="string">
            <text:p>113 Lake Pk Dr.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/>
          <table:table-cell office:value-type="string">
            <text:p>dt514@fuse.net</text:p>
          </table:table-cell>
          <table:table-cell table:number-columns-repeated="1014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350 E. Short St.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07">
            <text:p>40507</text:p>
          </table:table-cell>
          <table:table-cell office:value-type="string">
            <text:p>Fayette</text:p>
          </table:table-cell>
          <table:table-cell office:value-type="string">
            <text:p>(859) 421-2195</text:p>
          </table:table-cell>
          <table:table-cell office:value-type="string">
            <text:p>recollins@midway.edu</text:p>
          </table:table-cell>
          <table:table-cell table:number-columns-repeated="1014"/>
        </table:table-row>
        <table:table-row table:style-name="ro1">
          <table:table-cell office:value-type="string">
            <text:p>Sharon</text:p>
          </table:table-cell>
          <table:table-cell office:value-type="string">
            <text:p>Vanderziel</text:p>
          </table:table-cell>
          <table:table-cell office:value-type="string">
            <text:p>Individual Membership</text:p>
          </table:table-cell>
          <table:table-cell office:value-type="string">
            <text:p>1579 Clintonville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987-5633</text:p>
          </table:table-cell>
          <table:table-cell office:value-type="string">
            <text:p>windschant@bellsouth.net</text:p>
          </table:table-cell>
          <table:table-cell table:number-columns-repeated="1014"/>
        </table:table-row>
        <table:table-row table:style-name="ro1">
          <table:table-cell office:value-type="string">
            <text:p>Natalie</text:p>
          </table:table-cell>
          <table:table-cell office:value-type="string">
            <text:p>Heitz</text:p>
          </table:table-cell>
          <table:table-cell office:value-type="string">
            <text:p>Youth &amp; College Students</text:p>
          </table:table-cell>
          <table:table-cell office:value-type="string">
            <text:p>3404 Hanover Court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07">
            <text:p>40207</text:p>
          </table:table-cell>
          <table:table-cell office:value-type="string">
            <text:p>Jefferson</text:p>
          </table:table-cell>
          <table:table-cell office:value-type="string">
            <text:p>(502) 693-8084</text:p>
          </table:table-cell>
          <table:table-cell office:value-type="string">
            <text:p>nmheit2@uky.edu</text:p>
          </table:table-cell>
          <table:table-cell table:number-columns-repeated="1014"/>
        </table:table-row>
        <table:table-row table:style-name="ro1">
          <table:table-cell office:value-type="string">
            <text:p>Stephen</text:p>
          </table:table-cell>
          <table:table-cell office:value-type="string">
            <text:p>Magee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8991 Louis Smith Road</text:p>
          </table:table-cell>
          <table:table-cell office:value-type="string">
            <text:p>Borden</text:p>
          </table:table-cell>
          <table:table-cell office:value-type="string">
            <text:p>IN</text:p>
          </table:table-cell>
          <table:table-cell office:value-type="float" office:value="47106">
            <text:p>47106</text:p>
          </table:table-cell>
          <table:table-cell office:value-type="string">
            <text:p>Floyd</text:p>
          </table:table-cell>
          <table:table-cell office:value-type="string">
            <text:p>(812) 923-5111</text:p>
          </table:table-cell>
          <table:table-cell office:value-type="string">
            <text:p>smagee@koettersmith.com</text:p>
          </table:table-cell>
          <table:table-cell office:value-type="string">
            <text:p>http://www.koettersmith.com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21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mberships_5f_8ffebd3a6c22a25726d" style:display-name="PageStyle_memberships_8ffebd3a6c22a25726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 Grulke</meta:initial-creator>
    <meta:creation-date>2012-04-03T18:04:30</meta:creation-date>
    <dc:creator>Virginia Grulke</dc:creator>
    <dc:date>2012-04-03T18:04:44</dc:date>
    <meta:document-statistic meta:table-count="1" meta:cell-count="345" meta:object-count="0"/>
    <meta:generator>LibreOffice/3.4$Linux LibreOffice_project/340m1$Build-502</meta:generator>
  </office:meta>
</office:document-meta>
</file>